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1.032cm" fo:margin-right="0cm" fo:text-align="center" style:justify-single-word="false" fo:text-indent="0.026cm" style:auto-text-indent="false" style:page-number="auto"/>
      <style:text-properties fo:font-size="18pt" fo:language="ru" fo:country="RU" style:font-size-asian="18pt" style:font-size-complex="18pt"/>
    </style:style>
    <style:style style:name="P2" style:family="paragraph" style:parent-style-name="Standard" style:master-page-name="">
      <style:paragraph-properties fo:margin-left="0.767cm" fo:margin-right="0cm" fo:text-indent="0.582cm" style:auto-text-indent="false" style:page-number="auto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3" style:family="paragraph" style:parent-style-name="Standard" style:list-style-name="L1">
      <style:paragraph-properties>
        <style:tab-stops>
          <style:tab-stop style:position="0cm"/>
          <style:tab-stop style:position="0.794cm"/>
        </style:tab-stops>
      </style:paragraph-properties>
      <style:text-properties fo:font-size="14pt" fo:language="ru" fo:country="RU" style:font-size-asian="14pt" style:font-size-complex="14pt"/>
    </style:style>
    <style:style style:name="P4" style:family="paragraph" style:parent-style-name="Standard" style:list-style-name="L1" style:master-page-name="">
      <style:paragraph-properties style:page-number="auto">
        <style:tab-stops>
          <style:tab-stop style:position="0cm"/>
          <style:tab-stop style:position="0.794cm"/>
        </style:tab-stops>
      </style:paragraph-properties>
      <style:text-properties fo:font-size="14pt" fo:language="ru" fo:country="RU" style:font-size-asian="14pt" style:font-size-complex="14pt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ект ТЗ на доработку узла ТГС Н2</text:p>
      <text:p text:style-name="P2"/>
      <text:list xml:id="list9114299083853172819" text:style-name="L1">
        <text:list-item>
          <text:p text:style-name="P4">интегрировать Детектор Отбоя <text:s text:c="2"/>(ДО) в печатную плату (ПП)</text:p>
        </text:list-item>
        <text:list-item>
          <text:p text:style-name="P3">Присвоить название новой ПП — Плата управления узлом ТГС Н2 и занятие децимального номера (МАВЦ 467291.011)</text:p>
        </text:list-item>
        <text:list-item>
          <text:p text:style-name="P3">Заменить на русские электрорадиоэлементы (ЭРИ) из перечня разрешенных либо по возможности на просто русские.</text:p>
        </text:list-item>
        <text:list-item>
          <text:p text:style-name="P3">изменить установку микросхемы <text:s/><text:span text:style-name="T1">D7 </text:span>на верхнюю сторону платы для увеличения просвета между платами на 15 мм (С учетом п.9 высотой 7 мм)</text:p>
        </text:list-item>
        <text:list-item>
          <text:p text:style-name="P3">предусмотреть установку дополнительных разьемов для подключения платы управления.</text:p>
          <text:p text:style-name="P3"/>
        </text:list-item>
        <text:list-item>
          <text:p text:style-name="P3">Вывод световой индикации на разьем (4 вывода) </text:p>
          <text:p text:style-name="P3"/>
        </text:list-item>
        <text:list-item>
          <text:p text:style-name="P3">Решить вопрос по выводу световой индикации состояния устройства <text:s/>на лицевую панель. <text:s/>Светодиоды «Пит» и «Соед»</text:p>
          <text:p text:style-name="P3"><text:s text:c="3"/>( Надо ли их выводить ?)</text:p>
        </text:list-item>
        <text:list-item>
          <text:p text:style-name="P3">Решить вопрос по выводу кнопки ручного управления отключением «Отбой» устройства на лицевую панель. ( Надо ли их выводить ?)</text:p>
        </text:list-item>
        <text:list-item>
          <text:p text:style-name="P3">Предусмотреть пространство для прохода кабелей между платами</text:p>
        </text:list-item>
        <text:list-item>
          <text:p text:style-name="P3">Размещение отверстия <text:s/>в корпусе коробки для радиоэлементов для вывода гермоввода кабелей на корпузе узла в связи с новой разводкой плат.</text:p>
        </text:list-item>
        <text:list-item>
          <text:p text:style-name="P3"><text:s/>Доработка узла ТГС Н2 МАВЦ 467291.010</text:p>
        </text:list-item>
        <text:list-item>
          <text:p text:style-name="P3">Изменить разводку потенциометров <text:span text:style-name="T1">R33 </text:span>“Динамик” и <text:s/><text:span text:style-name="T1"><text:s/>R34 </text:span>“Микрофон”, чтобы опустить их на поверхность ПП, для увеличения просвета между ПП на 4 мм.</text:p>
        </text:list-item>
        <text:list-item>
          <text:p text:style-name="P3">Подбор потенциометров, допускающих регулировку через отверстие в ПП для увеличения просвета между платами на 22 мм (с учетом п.3)</text:p>
        </text:list-item>
        <text:list-item>
          <text:p text:style-name="P3">Существует ли необходимость их многократной регулировки при эксплуатации? Тогда можно установить потенциометры модели с открытой ползунковой поверхностью.</text:p>
        </text:list-item>
        <text:list-item>
          <text:p text:style-name="P3">Изменение конструкции радиатора МАВЦ 467291.010 (в соотв. с п. 3<text:span text:style-name="T1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8M10S</meta:editing-duration>
    <meta:editing-cycles>8</meta:editing-cycles>
    <meta:generator>OpenOffice/4.1.2$Win32 OpenOffice.org_project/412m3$Build-9782</meta:generator>
    <dc:date>2016-10-11T17:32:45.52</dc:date>
    <meta:document-statistic meta:table-count="0" meta:image-count="0" meta:object-count="0" meta:page-count="1" meta:paragraph-count="17" meta:word-count="239" meta:character-count="1591"/>
    <meta:user-defined meta:name="Info 1"/>
    <meta:user-defined meta:name="Info 2"/>
    <meta:user-defined meta:name="Info 3"/>
    <meta:user-defined meta:name="Info 4"/>
  </office:meta>
</office:document-meta>
</file>